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AAAAA+ArialMT" svg:font-family="DAAAAA+ArialMT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DAAAAA+ArialMT" fo:font-size="12pt" style:font-name-asian="DAAAAA+ArialMT" style:font-size-asian="12pt" style:font-name-complex="DAAAAA+ArialMT" style:font-size-complex="12pt"/>
    </style:style>
    <style:style style:name="P7" style:family="paragraph" style:parent-style-name="Standard">
      <style:text-properties style:font-name="DAAAAA+ArialMT" fo:font-size="12pt" fo:font-weight="bold" style:font-name-asian="DAAAAA+ArialMT" style:font-size-asian="12pt" style:font-weight-asian="bold" style:font-name-complex="DAAAAA+ArialMT" style:font-size-complex="12pt" style:font-weight-complex="bold"/>
    </style:style>
    <style:style style:name="P8" style:family="paragraph" style:parent-style-name="Standard">
      <style:text-properties style:font-name="DAAAAA+ArialMT" fo:font-size="12pt" fo:font-style="italic" fo:font-weight="bold" style:font-name-asian="DAAAAA+ArialMT" style:font-size-asian="12pt" style:font-style-asian="italic" style:font-weight-asian="bold" style:font-name-complex="DAAAAA+ArialMT" style:font-size-complex="12pt" style:font-style-complex="italic" style:font-weight-complex="bold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DAAAAA+ArialMT" fo:font-size="12pt" fo:font-weight="bold" style:font-name-asian="DAAAAA+ArialMT" style:font-size-asian="12pt" style:font-weight-asian="bold" style:font-name-complex="DAAAAA+ArialMT" style:font-size-complex="12pt" style:font-weight-complex="bold"/>
    </style:style>
    <style:style style:name="T5" style:family="text">
      <style:text-properties style:font-name="DAAAAA+ArialMT" fo:font-size="12pt" style:font-name-asian="DAAAAA+ArialMT" style:font-size-asian="12pt" style:font-name-complex="DAAAAA+ArialMT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agem de Bancos de Dados</text:p>
      <text:p text:style-name="Standard"/>
      <text:p text:style-name="P1">SQL - Select Query Language </text:p>
      <text:p text:style-name="Standard">A SQL usa uma combinação de construtores em álgebra e cálculo relacional. Possui recursos </text:p>
      <text:p text:style-name="Standard">para consultas, definição de estrutura, modificação e especificação de restrições de segurança </text:p>
      <text:p text:style-name="Standard">dos dados. </text:p>
      <text:p text:style-name="Standard"/>
      <text:p text:style-name="Standard">O modelo proposto por Codd é hoje considerado a base de trabalho para qualquer Sistema de Gestão de Base de Dados Relacional (SGBDR). </text:p>
      <text:p text:style-name="Standard">(Detalhes na Wikipédia - http://pt.wikipedia.org/wiki/SQL). </text:p>
      <text:p text:style-name="Standard"/>
      <text:p text:style-name="Standard">SGBD - é formado por um conjunto de dados intererelacionados e uma coleção de programas para auxiliar no gerenciamento dos dados. </text:p>
      <text:p text:style-name="P1"/>
      <text:p text:style-name="P1">Projeto de Banco de Dados Relacional </text:p>
      <text:p text:style-name="Standard">Objetivo - gerar um banco de dados que permita armazenar informações sem redundância e recuperá-las com facilidade. </text:p>
      <text:p text:style-name="Standard"/>
      <text:p text:style-name="P1">Fases de um Projeto </text:p>
      <text:p text:style-name="Standard">Na modelagem de um banco de dados devemos primeiramente ter conhecimento do ambiente real ao qual será aplicado o modelo. Durante o processo de modelagem deverá ser usado o bom senso e as regras inerentes ao ambiente de aplicação do banco de dados. </text:p>
      <text:p text:style-name="Standard"/>
      <text:p text:style-name="P1">1) Levantamento de Requisitos </text:p>
      <text:p text:style-name="Standard">Um modelo de dados de alto nível oferece ao p+rojetista conceitos que o possibilitam especificar as necessidades dos usuários e como o banco será estruturado para atender plenamente todas as necessidades. Aqui são importantes as entrevistas e a avaliação do projetista. </text:p>
      <text:p text:style-name="Standard"><text:span text:style-name="T1">Resultado dessa fase</text:span> - Especificação das necessidades dos usuários (levantamento de requisitos). </text:p>
      <text:p text:style-name="Standard"><text:s/></text:p>
      <text:p text:style-name="P1">2) Projeto Conceitual </text:p>
      <text:p text:style-name="Standard">A fase conceitual depende muito da habilidade do projetista e das qualidades do modelo de dados adotado. </text:p>
      <text:p text:style-name="Standard">Escolha do modelo de dados, para com ele transcrever as necessidades e informações coletadas para um esquema de banco de dados. </text:p>
      <text:p text:style-name="Standard">O projeto conceitual indicará as necessidades funcionais da empresa, as consultas, exclusões, etc. </text:p>
      <text:p text:style-name="Standard">Então deve-se rever o esquema dos dados para adequar às necessidades funcionais. </text:p>
      <text:p text:style-name="Standard">O projeto conceitual gera o esquema conceitual. No projeto conceitual não se leva em conta o SGBD que será utilizado. </text:p>
      <text:p text:style-name="Standard">O propósito do projeto conceitual é descrever o conteúdo de informação do banco de dados ao invés das estruturas de armazenamento. </text:p>
      <text:p text:style-name="Standard"/>
      <text:p text:style-name="Standard"><text:span text:style-name="T1">3) Projeto Lógico</text:span> </text:p>
      <text:p text:style-name="Standard">Tem por objetivo avaliar o esquema conceitual frente às necessidades de uso do banco de dados pelos usuários e aplicações, realizando possíveis refinamentos com a finalidade de melhorar o desempenho das operações. </text:p>
      <text:p text:style-name="Standard">Um esquema lógico é uma descrição da estrutura do banco de dados que pode ser processada por um SGBD. </text:p>
      <text:p text:style-name="Standard">Depende do modelo de dados adotado pelo SGBD, mas não especificamente do SGBD. </text:p>
      <text:p text:style-name="Standard">Neste mapeamos o modelo conceitual para o modelo de implementação (físico). </text:p>
      <text:p text:style-name="Standard">O projeto lógico gera o esquema lógico. </text:p>
      <text:p text:style-name="Standard"/>
      <text:p text:style-name="Standard"><text:span text:style-name="T1">4) Projeto Físico</text:span> </text:p>
      <text:p text:style-name="Standard"><text:soft-page-break/>Este toma por base o esquema lógico para gerar o esquema físico e é direcionado para um específico SGBD. </text:p>
      <text:p text:style-name="Standard">O projeto físico gera o esquema físico. </text:p>
      <text:p text:style-name="Standard"/>
      <text:p text:style-name="Standard"/>
      <text:p text:style-name="P1">Fases práticas: </text:p>
      <text:p text:style-name="Standard">- Análise de requisitos </text:p>
      <text:p text:style-name="Standard">- Identificação das relações e atributos </text:p>
      <text:p text:style-name="Standard">- Identificar as chaves das relações </text:p>
      <text:p text:style-name="Standard">- Analisar as pendências anteriores e aprofundar a modelagem </text:p>
      <text:p text:style-name="Standard">- Focar nos atributos, seus tipos, domínios e constraints. Substituir multivalorados, repetidos e nulos </text:p>
      <text:p text:style-name="Standard">- Gerar relacionamentos </text:p>
      <text:p text:style-name="Standard"/>
      <text:p text:style-name="P1">Um Bom Projeto de Banco de Dados Evita: </text:p>
      <text:p text:style-name="Standard">- Inconsistência e redundância </text:p>
      <text:p text:style-name="Standard">- Dificuldade de acesso pela falta de planejamento </text:p>
      <text:p text:style-name="Standard">- Isolamento de dados </text:p>
      <text:p text:style-name="Standard">- Problemas de integridade </text:p>
      <text:p text:style-name="Standard">- Problema na falta de atomicidade nas transações </text:p>
      <text:p text:style-name="Standard">- Anomalias no acesso concorrente </text:p>
      <text:p text:style-name="Standard">- Problemas de segurança </text:p>
      <text:p text:style-name="Standard">- Operações entre disco e memória (minimizar) </text:p>
      <text:p text:style-name="P1"/>
      <text:p text:style-name="P1">Funções do DBA </text:p>
      <text:p text:style-name="Standard">- Definir esquema do banco de dados </text:p>
      <text:p text:style-name="Standard">- Definir estrutura dos dados e o método de acesso </text:p>
      <text:p text:style-name="Standard">- Alterações na estrutura </text:p>
      <text:p text:style-name="Standard">- Acesso ao banco de dados </text:p>
      <text:p text:style-name="Standard">- Regras de integração </text:p>
      <text:p text:style-name="Standard"/>
      <text:p text:style-name="P1">Funções do Programador </text:p>
      <text:p text:style-name="Standard">- Trabalhar numa linguagem que acesse um banco de dados usando a DML. </text:p>
      <text:p text:style-name="Standard"/>
      <text:p text:style-name="Standard">Para normalizar as informações precisamos colher informações detalhadas sobre a empresa real para a qual iremos modelar o banco de dados. </text:p>
      <text:p text:style-name="Standard"/>
      <text:p text:style-name="P1">O que evitar? </text:p>
      <text:p text:style-name="Standard">- informações repetidas </text:p>
      <text:p text:style-name="Standard">- dificuldade na recuperação de informações </text:p>
      <text:p text:style-name="Standard"/>
      <text:p text:style-name="P1">Repetições </text:p>
      <text:p text:style-name="Standard">- desperdiçam espaço </text:p>
      <text:p text:style-name="Standard">- dificultam (engessam) atualizações </text:p>
      <text:p text:style-name="Standard"/>
      <text:p text:style-name="P1">Exemplo: </text:p>
      <text:p text:style-name="Standard">Temos um cadastro de clientes assim: </text:p>
      <text:p text:style-name="Standard"/>
      <text:p text:style-name="Standard">(nome, fone, numero, rua, bairro, cidade, uf). </text:p>
      <text:p text:style-name="Standard"/>
      <text:p text:style-name="Standard">Com uma grande quantidade de registros, caso sofra alteração em algum dos campos multivalorados, como uf, teremos que atualizar todos os registros dos clientes. </text:p>
      <text:p text:style-name="Standard"/>
      <text:p text:style-name="Standard"><text:soft-page-break/>Caso normalizemos a tabela de clientes e ufs sejam uma tabela separada apenas se relacionando com clientes, ao alterar uma uf apenas atualizaremos um registro na tabela ufs, sem contar que não cadastraremos a uf em cada cliente, mas apenas uma vez na tabela ufs. </text:p>
      <text:p text:style-name="Standard"/>
      <text:p text:style-name="P1">Decomposição </text:p>
      <text:p text:style-name="Standard">Quando decompomos uma relação em várias, devemos ter cuidado para que não haja perda de informações nas dependências. </text:p>
      <text:p text:style-name="Standard"/>
      <text:p text:style-name="Standard"/>
      <text:p text:style-name="P1">Arquivos de dados em disco: </text:p>
      <text:p text:style-name="Standard">- arquivos de dados </text:p>
      <text:p text:style-name="Standard">- dicionário de dados (catálogo) </text:p>
      <text:p text:style-name="Standard">- índices </text:p>
      <text:p text:style-name="Standard">- dados estatísticos </text:p>
      <text:p text:style-name="Standard"/>
      <text:p text:style-name="Standard"/>
      <text:p text:style-name="P1">Modelo Relacional segundo C. J. Date </text:p>
      <text:p text:style-name="Standard">- Um modelo de dados é uma definição abstrata, lógica, dos objetos, operadores (funções) e demais. </text:p>
      <text:p text:style-name="Standard">- Objetos são usados para modelar a estrutura de dados </text:p>
      <text:p text:style-name="Standard">- Operadores são usados para modelar o comportamento dos dados </text:p>
      <text:p text:style-name="Standard">- A implementação de um modelo é a realização física na máquina real. </text:p>
      <text:p text:style-name="Standard">- Diagramas E/R não representam tudo que interessa dos relacionamentos entre as entidades. </text:p>
      <text:p text:style-name="Standard">- Uma relação que contém nulos não é uma relação. </text:p>
      <text:p text:style-name="Standard">- Um modelo relacional com nulos não é um modelo relacional. </text:p>
      <text:p text:style-name="Standard">- Nulos são um erro e nunca deveriam ter sido adotados. </text:p>
      <text:p text:style-name="Standard">- Toda função é um operador mas nem todo operador é uma função. </text:p>
      <text:p text:style-name="Standard">- Relações - Atributos - Tipos </text:p>
      <text:p text:style-name="Standard"/>
      <text:p text:style-name="P4"><text:span text:style-name="T1">Correspondência de termos entre os modelos lógico e físico</text:span>: </text:p>
      <text:p text:style-name="Standard">- Relações <text:tab/>- Tabelas </text:p>
      <text:p text:style-name="Standard">- Tupla<text:tab/><text:tab/>- Registros </text:p>
      <text:p text:style-name="Standard">- Atributos<text:tab/>- Campos ou colunas </text:p>
      <text:p text:style-name="Standard">- Modelo<text:tab/>- Implementação </text:p>
      <text:p text:style-name="Standard"/>
      <text:p text:style-name="P3">As quatro Operações das Relações: </text:p>
      <text:p text:style-name="Standard">- Relações são normalizadas </text:p>
      <text:p text:style-name="Standard">- Atributos são desordenados, da esquerda para a direita </text:p>
      <text:p text:style-name="Standard">- Tuplas são desordenadas, de cima para baixo </text:p>
      <text:p text:style-name="Standard">- Não existem tuplas duplicadas </text:p>
      <text:p text:style-name="Standard"/>
      <text:p text:style-name="Standard"><text:span text:style-name="T3">Dicionário de dados</text:span><text:span text:style-name="T2"> </text:span>- dados sobre dados - metadados (catálogo do sistema no PostgreSQL). </text:p>
      <text:p text:style-name="Standard"/>
      <text:p text:style-name="Standard">Esta última subentende chave natural em todas as tabelas. Mas se os SGBDs implementarem assim, como vamos vazer nossos testes e demonstrações? (nota) </text:p>
      <text:p text:style-name="Standard"/>
      <text:p text:style-name="Standard">- Valores de atributos são valores simples, mas esses valores podem ser absolutamente qualquer coisa. Nós rejeitamos a antiga noção de "valor atômico". </text:p>
      <text:p text:style-name="Standard"/>
      <text:p text:style-name="Standard">Ou seja, justificando tipos como geométricos, arrays, etc. (nota) </text:p>
      <text:p text:style-name="Standard"/>
      <text:p text:style-name="Standard">- A cardinalidade de um conjunto é seu número de elementos e de uma relação é seu número de tuplas. </text:p>
      <text:p text:style-name="Standard"><text:soft-page-break/></text:p>
      <text:p text:style-name="Standard">- O projeto de um banco de dados tem mais de arte que de ciência. </text:p>
      <text:p text:style-name="Standard"/>
      <text:p text:style-name="P3">DER </text:p>
      <text:p text:style-name="Standard">Cuidado com diagramas, use-os apenas para ajudar no processo do projeto, lembrando que um DER não faz todo o trabalho de modelagem e nem representa tudo de um modelo. </text:p>
      <text:p text:style-name="Standard"/>
      <text:p text:style-name="Standard">(CJ Date em seu livro: An Introduction To Database Systems)</text:p>
      <text:p text:style-name="Standard"/>
      <text:p text:style-name="P1">Modelo Relacional (MR) </text:p>
      <text:p text:style-name="Standard">- Consiste de uma coleção de relações (tabelas no modelo físico), cada uma com um nome único (por esquema). </text:p>
      <text:p text:style-name="Standard">- Cada relação é composta por atributos (campos, no modelo físico). </text:p>
      <text:p text:style-name="Standard">- Cada atributo tem seu tipo ou domínio. </text:p>
      <text:p text:style-name="Standard">- Temos também as constraints (restrições). Relacionamentos são formados por constraints. No caso chamado de integridade referencial. </text:p>
      <text:p text:style-name="Standard">- Uma relação é formada por um conjunto de tuplas (registros no modelo físico). </text:p>
      <text:p text:style-name="Standard">- No modelo relacional uma relação tanto representa os dados quanto as relações entre eles. </text:p>
      <text:p text:style-name="Standard"/>
      <text:p text:style-name="Standard"/>
      <text:p text:style-name="Standard"><text:span text:style-name="T1">NULOS</text:span> - acarretam sérias dificuldades e devem ser evitados. </text:p>
      <text:p text:style-name="P1"/>
      <text:p text:style-name="P1">Normalizando Tabelas</text:p>
      <text:p text:style-name="Standard">- Atributos Multivalorados (telefones, municipio, uf, etc) indicam necessidade de criação de outra tabela. </text:p>
      <text:p text:style-name="Standard">- A repetição de valores de atributos também deve ser evitada criando-se uma outra tabela. </text:p>
      <text:p text:style-name="Standard">- A presença de nulos também é resolvida com a normalização e consequente criação de outras tabelas. </text:p>
      <text:p text:style-name="Standard">- O modelo relacional foi fundamentado na teoria dos conjuntos e na lógica dos predicados. </text:p>
      <text:p text:style-name="Standard">Se fosse buscar por inspiração no sentido mais exato, diria que era na crise de software: facilitar o desenvolvimento de grandes bases de dados usadas simultaneamente por muitos usuários. </text:p>
      <text:p text:style-name="Standard">- Seus termos principais são: relações, atributos, restrições e tipos! </text:p>
      <text:p text:style-name="Standard">- Relacionamento não é um termo técnico deste modelo, mas do MER, aqui temos as restrições de integridade referencial. </text:p>
      <text:p text:style-name="Standard">- A linguagem SQL não é inteiramente relacional. SGBD relacionais restringem o modelo para usarem essa linguagem. </text:p>
      <text:p text:style-name="Standard">Por isso mesmo não os chamo de SGBDRs, mas de SGBDs SQL. <text:s/>Os SGBDRs que conheço são o IBM BS/12, o Ingres QUEL original, o Alphora Dataphor e outros atualmente em desenvolvimento, anteriormente listados. </text:p>
      <text:p text:style-name="Standard">- É bom distinguir MR (modelo relacional) de MER (modelo entidade <text:s/>relacionamento). Este último surgiu depois do relacional, mas a grande maioria dos SGBDs atuais implementam o modelo </text:p>
      <text:p text:style-name="Standard"><text:s/>relacional ou uma versão adaptada dele. </text:p>
      <text:p text:style-name="P5">(E-mail respondido na lista pgbr-geral, por Leandro Dutra)</text:p>
      <text:p text:style-name="P1"/>
      <text:p text:style-name="P1"/>
      <text:p text:style-name="P1"/>
      <text:p text:style-name="P9">Normalização </text:p>
      <text:p text:style-name="Standard"/>
      <text:p text:style-name="Standard">Leandro Dutra (na lista pgbr-geral).</text:p>
      <text:p text:style-name="Standard"/>
      <text:p text:style-name="Standard">Em princípio, todas as chaves naturais são boas, e todas as artificiais são ruins. </text:p>
      <text:p text:style-name="Standard"/>
      <text:p text:style-name="Standard">O caso é que tem muita gente, principalmente usuários de ORMs, que não gosta de chaves compostas. <text:s/>Acha que fica difícil programar. <text:s/>Eu nunca usei ORM, nunca senti na pele, e daí vem minha impressão de que muitos ORMs criam tantos problemas quanto resolvem. </text:p>
      <text:p text:style-name="Standard"/>
      <text:p text:style-name="Standard">Imagine uma relação pai com uma chave natural composta razoável, digamos mais de três atributos; e uma relação filha com muito mais tuplas, digamos milhões ou dezenas de milhões a mais, </text:p>
      <text:p text:style-name="Standard">isso rodando num sistema que é gargalo de desempenho. <text:s/>Nesse caso, pode ser que, após testes, valha a pena uma chave primária artificial para emagrecer a tabela filha. </text:p>
      <text:p text:style-name="Standard"/>
      <text:p text:style-name="Standard">Uma vez cheguei num acordo interessante com uma equipe apaixonada pelo Hybernate: eu deixava criar chaves artificiais quando as naturais tinham mais de três atributos. <text:s/>Doutra vez, tive de aceitar as chaves artificiais mas lavei as mãos quanto a desempenho e manutenabilidade (essa palavra existe?) do modelo e da aplicação, e ainda impus chaves alternativas naturais. </text:p>
      <text:p text:style-name="Standard">(Leandro)</text:p>
      <text:p text:style-name="Standard"/>
      <text:p text:style-name="Standard"/>
      <text:p text:style-name="P1">Mais alguns tópicos sobre normalização e cia: </text:p>
      <text:p text:style-name="Standard"/>
      <text:p text:style-name="Standard">Valor default </text:p>
      <text:p text:style-name="Standard">Chaves naturais x artificiais </text:p>
      <text:p text:style-name="Standard">Null </text:p>
      <text:p text:style-name="Standard"/>
      <text:p text:style-name="Standard">--Default </text:p>
      <text:p text:style-name="Standard">create table nula(c1 serial primary key, c2 int, c3 int default 0); </text:p>
      <text:p text:style-name="Standard">insert into nula (c1) values (default),(default),(default),(default); </text:p>
      <text:p text:style-name="Standard">select * from nula; </text:p>
      <text:p text:style-name="Standard"><text:s/>c1 | c2 | c3 </text:p>
      <text:p text:style-name="Standard">----+----+---- </text:p>
      <text:p text:style-name="Standard"><text:s text:c="2"/>1 | <text:s text:c="3"/>| <text:s/>0 </text:p>
      <text:p text:style-name="Standard"><text:s text:c="2"/>2 | <text:s text:c="3"/>| <text:s/>0 </text:p>
      <text:p text:style-name="Standard"><text:s text:c="2"/>3 | <text:s text:c="3"/>| <text:s/>0 </text:p>
      <text:p text:style-name="Standard"><text:s text:c="2"/>4 | <text:s text:c="3"/>| <text:s/>0 </text:p>
      <text:p text:style-name="Standard">(4 registros) </text:p>
      <text:p text:style-name="Standard"/>
      <text:p text:style-name="Standard">Veja só que “riqueza” de registros! Tudo isso graças a permissão de nulo e ao valor default. </text:p>
      <text:p text:style-name="Standard"/>
      <text:p text:style-name="Standard">--Nulo </text:p>
      <text:p text:style-name="Standard">create table nula2(c1 int primary key, c2 int check(c2 &gt; 0), c3 int); </text:p>
      <text:p text:style-name="Standard">insert into nula2(c1,c2,c3) values (1,default,4); -- Será válido. Importante: use not null </text:p>
      <text:p text:style-name="Standard">insert into nula2(c1,c2,c3) values (2,-3,4) </text:p>
      <text:p text:style-name="Standard">select * from nula2; </text:p>
      <text:p text:style-name="Standard"><text:s/>c1 | c2 | c3 </text:p>
      <text:p text:style-name="Standard">----+----+---- </text:p>
      <text:p text:style-name="Standard"><text:s text:c="2"/>1 | <text:s text:c="3"/>| <text:s/>4 </text:p>
      <text:p text:style-name="Standard">(1 registro) </text:p>
      <text:p text:style-name="Standard"/>
      <text:p text:style-name="Standard"><text:soft-page-break/>Uma "incoerência" no comportamento do nulo, que reforça a recomendação de se evitar seu uso. </text:p>
      <text:p text:style-name="Standard"/>
      <text:p text:style-name="Standard">--Chave artificial </text:p>
      <text:p text:style-name="Standard">create table artificial(c1 serial primary key, t1 text, t2 text); </text:p>
      <text:p text:style-name="Standard">insert into artificial(t1,t2) values ('a','b'),('a','b'),('a','b'),('a','b'),('a','b'),('a','b'); </text:p>
      <text:p text:style-name="Standard">select * from artificial; </text:p>
      <text:p text:style-name="Standard"><text:s/>c1 | t1 | t2 </text:p>
      <text:p text:style-name="Standard">----+----+---- </text:p>
      <text:p text:style-name="Standard"><text:s text:c="2"/>1 | a <text:s/>| b </text:p>
      <text:p text:style-name="Standard"><text:s text:c="2"/>2 | a <text:s/>| b </text:p>
      <text:p text:style-name="Standard"><text:s text:c="2"/>3 | a <text:s/>| b </text:p>
      <text:p text:style-name="Standard"><text:s text:c="2"/>4 | a <text:s/>| b </text:p>
      <text:p text:style-name="Standard"><text:s text:c="2"/>5 | a <text:s/>| b </text:p>
      <text:p text:style-name="Standard"><text:s text:c="2"/>6 | a <text:s/>| b </text:p>
      <text:p text:style-name="Standard">(6 registros) </text:p>
      <text:p text:style-name="Standard"/>
      <text:p text:style-name="Standard">Este ganha dos demais, em minha opinião. O cara cria uma chave tipo ID, que ela é a única coisa que não pode ser duplicada. </text:p>
      <text:p text:style-name="Standard">Então veja que todos os registros estão duplicados, pois a responsabilidade do SGBD é apenas a de não duplicar o campo c1. </text:p>
      <text:p text:style-name="Standard"/>
      <text:p text:style-name="Standard">Sugestão: para tabelas secundárias (daquelas com código e descrição), sempre usar a restrição UNIQUE no campo descrição. </text:p>
      <text:p text:style-name="Standard"/>
      <text:p text:style-name="Standard"/>
      <text:p text:style-name="P1">Tipos e Domínios </text:p>
      <text:p text:style-name="Standard"/>
      <text:p text:style-name="P1">Tipos </text:p>
      <text:p text:style-name="Standard"/>
      <text:p text:style-name="Standard">create type t_humor as enum </text:p>
      <text:p text:style-name="Standard">( </text:p>
      <text:p text:style-name="Standard">'triste','normal','alegre' </text:p>
      <text:p text:style-name="Standard">); </text:p>
      <text:p text:style-name="Standard"/>
      <text:p text:style-name="Standard">create table humores(chave int, humor t_humor); </text:p>
      <text:p text:style-name="Standard">insert into tipos values(1, 'alegre'); </text:p>
      <text:p text:style-name="Standard"/>
      <text:p text:style-name="Standard"/>
      <text:p text:style-name="Standard">create type t_sexo as enum </text:p>
      <text:p text:style-name="Standard">( </text:p>
      <text:p text:style-name="Standard"><text:s text:c="4"/>'masculino','feminino' </text:p>
      <text:p text:style-name="Standard">); </text:p>
      <text:p text:style-name="Standard"/>
      <text:p text:style-name="Standard">create table sexos(chave int, sexo t_sexo); </text:p>
      <text:p text:style-name="Standard"/>
      <text:p text:style-name="Standard">insert into sexos values(1, lower('Masculino')::tsexo); </text:p>
      <text:p text:style-name="Standard">select * from sexos; </text:p>
      <text:p text:style-name="Standard">select chave, initcap(sexo::text) from sexos; </text:p>
      <text:p text:style-name="Standard"/>
      <text:p text:style-name="Standard"/>
      <text:p text:style-name="P1"/>
      <text:p text:style-name="P9">Domínios </text:p>
      <text:p text:style-name="Standard"/>
      <text:p text:style-name="Standard">CREATE DOMAIN dom_cep AS text </text:p>
      <text:p text:style-name="Standard"><text:s text:c="4"/>CONSTRAINT chk_cep CHECK (VALUE ~ '^\\d{8}$') NOT NULL; </text:p>
      <text:p text:style-name="Standard">-- Um domínio pode ser usado como tipo, com vantagem de ampliar as restrições </text:p>
      <text:p text:style-name="Standard">-- Veja este: numérico, tamanho 8 </text:p>
      <text:p text:style-name="Standard"/>
      <text:p text:style-name="Standard">CREATE FUNCTION formata_cep(cep dom_cep) RETURNS TEXT AS $$ </text:p>
      <text:p text:style-name="Standard">BEGIN </text:p>
      <text:p text:style-name="Standard"><text:s text:c="4"/>RETURN substr(cep,1,5) || '-' || substr(cep,6,3); </text:p>
      <text:p text:style-name="Standard">END; </text:p>
      <text:p text:style-name="Standard">$$ LANGUAGE plpgsql; </text:p>
      <text:p text:style-name="Standard"/>
      <text:p text:style-name="Standard">CREATE TABLE tbl_cep (cep dom_cep); </text:p>
      <text:p text:style-name="Standard">insert into tbl_cep values ('60430440'); </text:p>
      <text:p text:style-name="Standard">insert into tbl_cep values (60430440); </text:p>
      <text:p text:style-name="Standard">insert into tbl_cep values ('123mjhyu'); </text:p>
      <text:p text:style-name="Standard">insert into tbl_cep values ('123456789'); </text:p>
      <text:p text:style-name="Standard"/>
      <text:p text:style-name="Standard">SELECT formata_cep(CAST('60420440' AS dom_cep)); <text:s/>-- retorna 60420-440 </text:p>
      <text:p text:style-name="Standard"/>
      <text:p text:style-name="Standard">SELECT formata_cep('60420440'); </text:p>
      <text:p text:style-name="Standard"/>
      <text:p text:style-name="Standard">CREATE DOMAIN dom_cep_nn AS text </text:p>
      <text:p text:style-name="Standard"><text:s text:c="4"/>CONSTRAINT chk_cep CHECK (VALUE ~ '^\\d{8}$') NOT NULL; </text:p>
      <text:p text:style-name="Standard"/>
      <text:p text:style-name="Standard"/>
      <text:p text:style-name="P1">Exemplo na versão 8.0: </text:p>
      <text:p text:style-name="Standard"/>
      <text:p text:style-name="Standard">create type sexo as </text:p>
      <text:p text:style-name="Standard">( </text:p>
      <text:p text:style-name="Standard"><text:s text:c="4"/>m text,f text </text:p>
      <text:p text:style-name="Standard">); </text:p>
      <text:p text:style-name="Standard"/>
      <text:p text:style-name="Standard">CREATE DOMAIN dsexo AS text </text:p>
      <text:p text:style-name="Standard"><text:s text:c="4"/>CONSTRAINT chk_sexo CHECK (VALUE = 'feminino' OR VALUE = 'masculino'); </text:p>
      <text:p text:style-name="Standard"/>
      <text:p text:style-name="Standard">create table tab_sexo(s dsexo, sx sexo); </text:p>
      <text:p text:style-name="Standard"/>
      <text:p text:style-name="Standard">insert into tab_sexo values('feminino', ('d','g')); </text:p>
      <text:p text:style-name="Standard">insert into tab_sexo values('feminino', ('d',8)); </text:p>
      <text:p text:style-name="Standard">insert into tab_sexo values('masculino', ('d',8)); </text:p>
      <text:p text:style-name="Standard">insert into tab_sexo values('dará erro', ('d',8)); </text:p>
      <text:p text:style-name="Standard"/>
      <text:p text:style-name="P1">Regras de Integridade </text:p>
      <text:p text:style-name="Standard">Garantem que alterações no banco de dados não resultam em perda da consistência dos dados. </text:p>
      <text:p text:style-name="Standard"/>
      <text:p text:style-name="P1">As regras: </text:p>
      <text:p text:style-name="Standard">- chaves </text:p>
      <text:p text:style-name="Standard">- restrições de tipos e de domínios </text:p>
      <text:p text:style-name="Standard"/>
      <text:p text:style-name="Standard">A cláusula check permite modos poderosos de restrições para os domínios. </text:p>
      <text:p text:style-name="Standard"><text:soft-page-break/></text:p>
      <text:p text:style-name="P1">Restringindo um Domínio a um Conjunto de Valores: </text:p>
      <text:p text:style-name="Standard"/>
      <text:p text:style-name="Standard">create domain d_noma char(5) </text:p>
      <text:p text:style-name="Standard"><text:tab/>constraint chk_nome check(value in('João', 'Pedro')); </text:p>
      <text:p text:style-name="Standard"/>
      <text:p text:style-name="P1"/>
      <text:p text:style-name="P1"/>
      <text:p text:style-name="P1">Integridade Referencial </text:p>
      <text:p text:style-name="Standard">Garante que um mesmo valor apareça em duas relações. </text:p>
      <text:p text:style-name="Standard"/>
      <text:p text:style-name="P6">Tradução livre do documentação "CBT Integrity Referential": </text:p>
      <text:p text:style-name="P6"><text:a xlink:type="simple" xlink:href="http://techdocs.postgresql.org/college/002_referentialintegrity/">http://techdocs.postgresql.org/college/002_referentialintegrity/</text:a> <text:s/></text:p>
      <text:p text:style-name="P6"/>
      <text:p text:style-name="P6">Integridade Referencial (relacionamento) é onde uma informação em uma tabela se refere à informações em outra tabela e o banco de dados reforça a integridade. </text:p>
      <text:p text:style-name="P6"/>
      <text:p text:style-name="P7">Onde é Utilizado? </text:p>
      <text:p text:style-name="P6"/>
      <text:p text:style-name="P6">Onde pelo menos em uma tabela precisa se referir para informações em outra tabela e ambas precisam ter seus dados sincronizados. </text:p>
      <text:p text:style-name="P6"/>
      <text:p text:style-name="P6">Exemplo: uma tabela com uma lista de clientes e outra tabela com uma lista dos pedidos efetuados por eles. </text:p>
      <text:p text:style-name="P6"/>
      <text:p text:style-name="P6">Com integridade referencial devidamente implantada nestas tabelas, o banco irá garantir que você nunca irá cadastrar um pedido na tabela pedidos de um cliente que não exista na tabela clientes. </text:p>
      <text:p text:style-name="P6"/>
      <text:p text:style-name="P6">O banco pode ser instruído para automaticamente atualizar ou excluir entradas nas tabelas quando necessário. </text:p>
      <text:p text:style-name="P6"/>
      <text:p text:style-name="Standard"><text:span text:style-name="T4">Primary Key (Chave Primária)</text:span><text:span text:style-name="T5"> - é o campo de uma tabela criado para que as outras tabelas relacionadas se refiram a ela por este campo. Impede mais de um registro com valores iguais. É a combinação interna de UNIQUE e NOT NULL. </text:span></text:p>
      <text:p text:style-name="P6"/>
      <text:p text:style-name="P6">Qualquer campo em outra tabela do banco pode se referir ao campo chave primária, desde que tenham o mesmo tipo de dados e tamanho da chave primária. </text:p>
      <text:p text:style-name="P6"/>
      <text:p text:style-name="P7">Exemplo: </text:p>
      <text:p text:style-name="P6">clientes (codigo INTEGER, nome_cliente VARCHAR(60)) </text:p>
      <text:p text:style-name="P6"/>
      <text:p text:style-name="P6">codigo nome_cliente </text:p>
      <text:p text:style-name="P6">1 PostgreSQL inc. </text:p>
      <text:p text:style-name="P6">2 RedHat inc. </text:p>
      <text:p text:style-name="P6"/>
      <text:p text:style-name="P6">pedidos (relaciona-se à Clientes pelo campo cod_cliente) </text:p>
      <text:p text:style-name="P6">cod_pedido cod_cliente descricao</text:p>
      <text:p text:style-name="P6"/>
      <text:p text:style-name="P6"><text:soft-page-break/>Caso tentemos cadastrar um pedido com cod_cliente 2 ele será aceito. </text:p>
      <text:p text:style-name="P6"/>
      <text:p text:style-name="P6">Mas caso tentemos cadastrar um pedido com cod_cliente 3 ele será recusado pelo banco. </text:p>
      <text:p text:style-name="P6"/>
      <text:p text:style-name="P7">Criando uma Chave Primária </text:p>
      <text:p text:style-name="P6"/>
      <text:p text:style-name="P6">Deve ser criada quando da criação da tabela, para garantir valores exclusivos no campo. </text:p>
      <text:p text:style-name="P6"/>
      <text:p text:style-name="P6">CREATE TABLE clientes(cod_cliente BIGINT, nome_cliente VARCHAR(60) </text:p>
      <text:p text:style-name="P6">PRIMARY KEY (cod_cliente)); </text:p>
      <text:p text:style-name="P6"/>
      <text:p text:style-name="P7">Criando uma Chave Estrangeira (Foreign Keys) </text:p>
      <text:p text:style-name="P6"/>
      <text:p text:style-name="P6">É o campo de uma tabela que se refere ao campo Primary Key de outra. </text:p>
      <text:p text:style-name="P6">O campo pedidos.cod_cliente refere-se ao campo clientes.codigo, então pedidos.cod_cliente é uma chave estrangeira, que é o campo que liga esta tabela a uma outra.</text:p>
      <text:p text:style-name="P6"/>
      <text:p text:style-name="P6">CREATE TABLE pedidos( </text:p>
      <text:p text:style-name="P6">cod_pedido BIGINT, </text:p>
      <text:p text:style-name="P6">cod_cliente BIGINT REFERENCES clientes, </text:p>
      <text:p text:style-name="P6">descricao VARCHAR(60) </text:p>
      <text:p text:style-name="P6">); </text:p>
      <text:p text:style-name="P6"/>
      <text:p text:style-name="P6">Outro exemplo: </text:p>
      <text:p text:style-name="P6"/>
      <text:p text:style-name="P6">FOREIGN KEY (campoa, campob) </text:p>
      <text:p text:style-name="P6">REFERENCES tabela1 (campoa, campob) </text:p>
      <text:p text:style-name="P6">ON UPDATE CASCADE </text:p>
      <text:p text:style-name="P6">ON DELETE CASCADE); </text:p>
      <text:p text:style-name="P6"/>
      <text:p text:style-name="P6">Cuidado com exclusão em cascata. Somente utilize com certeza do que faz. </text:p>
      <text:p text:style-name="P6">Dica: Caso desejemos fazer o relacionamento com um campo que não seja a chave primária, devemos passar este campo entre parênteses após o nome da tabela e o mesmo deve obrigatoriamente ser UNIQUE. </text:p>
      <text:p text:style-name="P6"/>
      <text:p text:style-name="P6">... </text:p>
      <text:p text:style-name="P6">cod_cliente BIGINT REFERENCES clientes(nomecampo), </text:p>
      <text:p text:style-name="P6">... </text:p>
      <text:p text:style-name="P6"/>
      <text:p text:style-name="P8">Parâmetros Opcionais: </text:p>
      <text:p text:style-name="P8">ON UPDATE parametro e ON DELETE parametro. </text:p>
      <text:p text:style-name="P6"/>
      <text:p text:style-name="P7">ON UPDATE paramentros: </text:p>
      <text:p text:style-name="P6"/>
      <text:p text:style-name="Standard"><text:span text:style-name="T4">NO ACTION (RESTRICT)</text:span><text:span text:style-name="T5"> - quando o campo chave primária está para ser atualizado a atualização é abortada caso um registro em uma tabela referenciada tenha um valor mais antigo. Este parâmetro é o default quando esta cláusula não recebe nenhum parâmetro. </text:span></text:p>
      <text:p text:style-name="P6"/>
      <text:p text:style-name="P6"><text:soft-page-break/>Exemplo: ERRO Ao tentar usar:</text:p>
      <text:p text:style-name="P6"/>
      <text:p text:style-name="P6">UPDATE clientes SET codigo = 5 WHERE codigo = 2. </text:p>
      <text:p text:style-name="P6"/>
      <text:p text:style-name="P6">Ele vai tentar atualizar o código para 5 mas como em pedidos existem registros do cliente 2 haverá o erro. </text:p>
      <text:p text:style-name="P6"/>
      <text:p text:style-name="Standard"><text:span text:style-name="T4">CASCADE (Em Cascata)</text:span><text:span text:style-name="T5"> - Quando o campo da chave primária é atualizado, registros na tabela referenciada são atualizados. </text:span></text:p>
      <text:p text:style-name="P6"/>
      <text:p text:style-name="P6">Exemplo: Funciona: Ao tentar usar "UPDATE clientes SET codigo = 5 WHERE codigo = 2. </text:p>
      <text:p text:style-name="P6"/>
      <text:p text:style-name="P6">Ele vai tentar atualizar o código para 5 e vai atualizar esta chave também na tabela pedidos.</text:p>
      <text:p text:style-name="P6"/>
      <text:p text:style-name="Standard"><text:span text:style-name="T4">SET NULL (atribuir NULL)</text:span><text:span text:style-name="T5"> - Quando um registro na chave primária é atualizado, todos os campos dos registros referenciados a este são setados para NULL. </text:span></text:p>
      <text:p text:style-name="P6"/>
      <text:p text:style-name="P6">Exemplo: UPDATE clientes SET codigo = 9 WHERE codigo = 5; </text:p>
      <text:p text:style-name="P6"/>
      <text:p text:style-name="P6">Na clientes o codigo vai para 5 e em pedidos, todos os campos cod_cliente com valor 5 serão setados para NULL. </text:p>
      <text:p text:style-name="P6"/>
      <text:p text:style-name="Standard"><text:span text:style-name="T4">SET DEFAULT (assumir o Default)</text:span><text:span text:style-name="T5"> - Quando um registro na chave primária é atualizado, todos os campos nos registros relacionados são setados para seu valor DEFAULT. </text:span></text:p>
      <text:p text:style-name="P6"/>
      <text:p text:style-name="P6">Exemplo: se o valor default do codigo de clientes é 999, então UPDATE clientes SET codigo = 10 WHERE codigo = 2. Após esta consulta o campo código </text:p>
      <text:p text:style-name="P6">com valor 2 em clientes vai para 999 e também todos os campos cod_cliente em pedidos. </text:p>
      <text:p text:style-name="P6"/>
      <text:p text:style-name="P7">ON DELETE parametros: </text:p>
      <text:p text:style-name="P6"/>
      <text:p text:style-name="Standard"><text:span text:style-name="T4">NO ACTION (RESTRICT)</text:span><text:span text:style-name="T5"> - Quando um campo de chave primária está para ser deletado, a exclusão será abortada caso o valor de um registro na tabela referenciada seja mais velho. </text:span></text:p>
      <text:p text:style-name="P6"/>
      <text:p text:style-name="P6">Este parâmetro é o default quando esta cláusula não recebe nenhum parâmetro. </text:p>
      <text:p text:style-name="P6"/>
      <text:p text:style-name="P6">Exemplo: ERRO em DELETE FROM clientes WHERE codigo = 2. Não funcionará caso o cod_cliente em pedidos contenha um valor mais antigo que codigo em clientes. </text:p>
      <text:p text:style-name="P6"/>
      <text:p text:style-name="Standard"><text:span text:style-name="T4">CASCADE</text:span><text:span text:style-name="T5"> - Quando um registro com a chave primária é excluído, todos os registros relacionados com aquela chave são excluídos. </text:span></text:p>
      <text:p text:style-name="P6"/>
      <text:p text:style-name="Standard"><text:span text:style-name="T4">SET NULL</text:span><text:span text:style-name="T5"> - Quando um registro com a chave primária é excluído, os respectivos campos na tabela relacionada são setados para NULL. </text:span></text:p>
      <text:p text:style-name="P6"><text:soft-page-break/></text:p>
      <text:p text:style-name="Standard"><text:span text:style-name="T4">SET DEFAULT</text:span><text:span text:style-name="T5"> - Quando um registro com a chave primária é excluído, os campos respectivos da tabela relacionada são setados para seu valor DEFAULT. </text:span></text:p>
      <text:p text:style-name="P6"/>
      <text:p text:style-name="P7">Excluindo Tabelas Relacionadas </text:p>
      <text:p text:style-name="P6"/>
      <text:p text:style-name="P6">Para excluir tabelas relacionadas, antes devemos excluir a tabela com chave estrangeira. </text:p>
      <text:p text:style-name="P6"/>
      <text:p text:style-name="Standard"/>
      <text:p text:style-name="Standard">PK <text:s/>1 -----&gt; N <text:s/>FK </text:p>
      <text:p text:style-name="Standard"/>
      <text:p text:style-name="Standard">Do lado 1 é exigida uma PK ou uma constraint UNIQUE. </text:p>
      <text:p text:style-name="Standard"/>
      <text:p text:style-name="Standard">Lado 1 não permite nulos. </text:p>
      <text:p text:style-name="Standard">Lado N permite nulos mas se existir a integridade garantida. </text:p>
      <text:p text:style-name="Standard"/>
      <text:p text:style-name="Standard">PK (Chave Primária) - é formada internamente por UNIQUE e NOT NULL </text:p>
      <text:p text:style-name="Standard">UNIQUE (Chave candidata) - permite nulos </text:p>
      <text:p text:style-name="Standard">FK (Chave Estrangeira) - permite nulos, mas se um campo for nulo estará satisfeita a constrint em consequência em consequência violada a integridade. </text:p>
      <text:p text:style-name="Standard"/>
      <text:p text:style-name="Standard">Recomendação: sempre usar NOT NULL nos campos da FK. </text:p>
      <text:p text:style-name="Standard"/>
      <text:p text:style-name="Standard"/>
      <text:p text:style-name="P1">Dependência Funcional </text:p>
      <text:p text:style-name="Standard"/>
      <text:p text:style-name="Standard">É uma generalização da noção de chaves. São restrições ao conjunto de relações válidas. </text:p>
      <text:p text:style-name="Standard"/>
      <text:p text:style-name="P1">Modos: </text:p>
      <text:p text:style-name="Standard">- Restrições sobre o conjunto de relações. </text:p>
      <text:p text:style-name="Standard">- Para verificação de relações. </text:p>
      <text:p text:style-name="Standard"/>
      <text:p text:style-name="Standard">Dependência de Existência - quando a existência de uma entidade depende de outra. </text:p>
      <text:p text:style-name="Standard"/>
      <text:p text:style-name="Standard"/>
      <text:p text:style-name="P1">Chaves: </text:p>
      <text:p text:style-name="Standard"/>
      <text:p text:style-name="Standard">- primária – Uma chave composta por um ou mais campos e que não repete em nenhum registro. Formata internamente pela constraint UNIQUE e a NOT NULL.</text:p>
      <text:list text:style-name="L1">
        <text:list-item>
          <text:p text:style-name="P11"><text:a xlink:type="simple" xlink:href="http://e-reality-database.blogspot.com/2007/12/chave-estrangeira.html">Chave Estrangeira</text:a> </text:p>
        </text:list-item>
      </text:list>
      <text:p text:style-name="P10">Uma Chave Estrangeira é uma Chave de Relacionamento ou seja ela tem como propósito representar os Relacionamentos entre Tabelas num BDR.<text:line-break/><text:line-break/>A chave estrangeira de uma tabela pode ser definida como um conjunto de atributos da tabela (um ou mais atributos) com a propriedade de estabelecer relacionamento entre linhas de tabelas.<text:line-break/><text:line-break/>Uma chave estrangeira corresponde sempre a uma chave primária previamente definida em alguma tabela.<text:line-break/><text:line-break/>Em outras palavras um valor de chave estrangeira sempre aponta para um valor de chave primária previamente existente no banco de dados. Essa restrição é denominada de “Restrição de Integridade <text:soft-page-break/>Referencial”.<text:line-break/><text:line-break/>Uma chave estrangeira pode conter valor nulo.<text:line-break/><text:line-break/>Chave Estrangeira é o mecanismo através do qual o Modelo de Dados Relacional implementa relacionamentos entre tabelas. Não constitui um atributo da entidade. Só aparece no momento do projeto físico. </text:p>
      <text:p text:style-name="Standard">- candidata – Chave criada com a adição da constraint UNIQUE em um campo.</text:p>
      <text:p text:style-name="Standard">- super – uma chave que contém mais campos que o necessário para garantir que seja PK.</text:p>
      <text:p text:style-name="Standard">- artificial – uma chave formada por um campo que nada reperesenta para a tabela, como um ID, registro, codigo, etc.</text:p>
      <text:p text:style-name="Standard">- natural – uma chave formada por um ou mais campos que de fato representam todos os registros de uma tabela.</text:p>
      <text:p text:style-name="Standard"/>
      <text:p text:style-name="Standard">Uma chave é uma propriedade do conjunto de entidades e não de uma entidade específica. </text:p>
      <text:p text:style-name="Standard"/>
      <text:p text:style-name="Standard">Um documento com boas informações sobre modelagem e normalização:</text:p>
      <text:p text:style-name="Standard"><text:s/></text:p>
      <text:p text:style-name="P5">Modelagem e Administração de Dados em PostgreSQL</text:p>
      <text:p text:style-name="Standard">Fundamentos e práticas em bases de dados livres </text:p>
      <text:p text:style-name="Standard">De Leandro Guimarães Faria Corcete DUTRA (para a Conferência PostgreSQL Brasil) </text:p>
      <text:p text:style-name="Standard">Em: <text:a xlink:type="simple" xlink:href="http://leandro.gfc.dutra.googlepages.com/adpg.art.pdf">http://leandro.gfc.dutra.googlepages.com/adpg.art.pdf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AAAAA+ArialMT" svg:font-family="DAAAAA+ArialMT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01T16:10:11</meta:creation-date>
    <dc:creator>Ribamar FS</dc:creator>
    <dc:date>2008-08-05T09:03:36</dc:date>
    <meta:editing-cycles>53</meta:editing-cycles>
    <meta:editing-duration>PT1H53M2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2" meta:paragraph-count="329" meta:word-count="3273" meta:character-count="20955"/>
  </office:meta>
</office:document-meta>
</file>